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30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673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0.4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0" table:default-cell-style-name="Default"/>
        <table:table-row table:style-name="ro2">
          <table:table-cell/>
          <table:table-cell office:value-type="string" calcext:value-type="string">
            <text:p>小伊 ()悟</text:p>
          </table:table-cell>
          <table:table-cell/>
          <table:table-cell office:value-type="string" calcext:value-type="string">
            <text:p>Mr 韩</text:p>
          </table:table-cell>
          <table:table-cell/>
          <table:table-cell table:formula="of:=1/40000" office:value-type="float" office:value="0.000025" calcext:value-type="float">
            <text:p>2.5E-05</text:p>
          </table:table-cell>
          <table:table-cell table:number-columns-repeated="3"/>
          <table:table-cell office:value-type="string" calcext:value-type="string">
            <text:p>酒后的拉丁</text:p>
          </table:table-cell>
        </table:table-row>
        <table:table-row table:style-name="ro1">
          <table:table-cell/>
          <table:table-cell office:value-type="string" calcext:value-type="string">
            <text:p>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table:formula="of:=[.$F$1]*[.B3]" office:value-type="float" office:value="0.1375" calcext:value-type="float">
            <text:p>0.1375</text:p>
          </table:table-cell>
          <table:table-cell table:formula="of:=[.D3]/[.G3]" office:value-type="float" office:value="1.23636363636364" calcext:value-type="float">
            <text:p>1.23636363636364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formula="of:=[.$F$1]*[.B4]" office:value-type="float" office:value="0.675" calcext:value-type="float">
            <text:p>0.675</text:p>
          </table:table-cell>
          <table:table-cell table:formula="of:=[.D4]/[.G4]" office:value-type="float" office:value="1.33333333333333" calcext:value-type="float">
            <text:p>1.33333333333333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table:formula="of:=[.$F$1]*[.B5]" office:value-type="float" office:value="0.1375" calcext:value-type="float">
            <text:p>0.1375</text:p>
          </table:table-cell>
          <table:table-cell table:formula="of:=[.D5]/[.G5]" office:value-type="float" office:value="0.654545454545454" calcext:value-type="float">
            <text:p>0.654545454545454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table:formula="of:=[.$F$1]*[.B6]" office:value-type="float" office:value="0.0825" calcext:value-type="float">
            <text:p>0.0825</text:p>
          </table:table-cell>
          <table:table-cell table:formula="of:=[.D6]/[.G6]" office:value-type="float" office:value="0.96969696969697" calcext:value-type="float">
            <text:p>0.96969696969697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F$1]*[.B7]" office:value-type="float" office:value="0.2125" calcext:value-type="float">
            <text:p>0.2125</text:p>
          </table:table-cell>
          <table:table-cell table:formula="of:=[.D7]/[.G7]" office:value-type="float" office:value="1.03529411764706" calcext:value-type="float">
            <text:p>1.03529411764706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$F$1]*[.B8]" office:value-type="float" office:value="1.75" calcext:value-type="float">
            <text:p>1.75</text:p>
          </table:table-cell>
          <table:table-cell table:formula="of:=[.D8]/[.G8]" office:value-type="float" office:value="1.02857142857143" calcext:value-type="float">
            <text:p>1.02857142857143</text:p>
          </table:table-cell>
          <table:table-cell/>
          <table:table-cell office:value-type="float" office:value="1.8" calcext:value-type="float">
            <text:p>1.8</text:p>
          </table:table-cell>
        </table:table-row>
      </table:table>
      <table:table table:name="202006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7" calcext:value-type="float">
            <text:p>17</text:p>
          </table:table-cell>
          <table:table-cell table:formula="of:=[.B1]*[.C1]" office:value-type="float" office:value="8500" calcext:value-type="float">
            <text:p>8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9" calcext:value-type="float">
            <text:p>19</text:p>
          </table:table-cell>
          <table:table-cell table:formula="of:=[.B9]*[.C9]" office:value-type="float" office:value="11400" calcext:value-type="float">
            <text:p>11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2"/>
          <table:table-cell table:style-name="ce2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6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2" table:formula="of:=[.B2]*[.C2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table:style-name="ce2" table:formula="of:=[.B3]*[.C3]" office:value-type="float" office:value="10500" calcext:value-type="float">
            <text:p>10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4]*[.C4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5]*[.C5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9]*[.C9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style-name="ce2" table:formula="of:=[.B10]*[.C10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2" table:formula="of:=[.B11]*[.C1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2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B1]*[.C1]" office:value-type="float" office:value="8500" calcext:value-type="float">
            <text:p>8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2" table:formula="of:=[.B2]*[.C2]" office:value-type="float" office:value="9600" calcext:value-type="float">
            <text:p>9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5]*[.C5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6]*[.C6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style-name="ce2" table:formula="of:=[.B8]*[.C8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B5]*[.C5]" office:value-type="float" office:value="4000" calcext:value-type="float">
            <text:p>4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6]*[.C6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B7]*[.C7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9]*[.C9]" office:value-type="float" office:value="4800" calcext:value-type="float">
            <text:p>4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灌木、小灌木、大灌木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" calcext:value-type="float">
            <text:p>3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7" calcext:value-type="float">
            <text:p>7</text:p>
          </table:table-cell>
          <table:table-cell table:formula="of:=[.B3]*[.C3]" office:value-type="float" office:value="210" calcext:value-type="float">
            <text:p>2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4500" calcext:value-type="float">
            <text:p>4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270" calcext:value-type="float">
            <text:p>2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6" calcext:value-type="float">
            <text:p>16</text:p>
          </table:table-cell>
          <table:table-cell table:formula="of:=[.B1]*[.C1]" office:value-type="float" office:value="960" calcext:value-type="float">
            <text:p>9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]*[.C1]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2" table:formula="of:=[.B5]*[.C5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8])" office:value-type="float" office:value="5500" calcext:value-type="float">
            <text:p>5500</text:p>
          </table:table-cell>
          <table:table-cell table:formula="of:=5500-[.D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5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2" table:formula="of:=[.B3]*[.C3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150" calcext:value-type="float">
            <text:p>1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4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 style:data-style-name="N2" text:time-value="19:22:06.0244161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6T06:10:04.025910001</meta:creation-date>
    <dc:date>2020-06-20T09:51:27.972964804</dc:date>
    <meta:editing-duration>PT13H48M50S</meta:editing-duration>
    <meta:editing-cycles>139</meta:editing-cycles>
    <meta:generator>LibreOffice/6.4.4.2$Linux_X86_64 LibreOffice_project/40$Build-2</meta:generator>
    <meta:document-statistic meta:table-count="61" meta:cell-count="2203" meta:object-count="0"/>
  </office:meta>
</office:document-meta>
</file>